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Pictures/2000000E000000DF000000DF30697A88469D9B9A.svm" manifest:media-type="image/x-svm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2000000E000000DF000000DF30697A88469D9B9A.svm" manifest:media-type="image/x-svm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1327in" svg:height="7.8531in" svg:x="17.9299in" svg:y="2.865in">
            <draw:object draw:notify-on-update-of-ranges="Sheet1.B46:Sheet1.B64 Sheet1.B2:Sheet1.B20 Sheet1.D46:Sheet1.D64 Sheet1.D2:Sheet1.D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10.6772in" svg:y="2.9799in">
            <draw:object draw:notify-on-update-of-ranges="Sheet1.B46:Sheet1.B64 Sheet1.E46:Sheet1.E6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53in" svg:x="10.6343in" svg:y="6.8705in">
            <draw:object draw:notify-on-update-of-ranges="Sheet1.B46:Sheet1.B64 Sheet1.E2:Sheet1.E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53in" svg:x="10.6343in" svg:y="10.7602in">
            <draw:object draw:notify-on-update-of-ranges="Sheet1.B46:Sheet1.B64 Sheet1.K46:Sheet1.K64 Sheet1.E46:Sheet1.E64 Sheet1.E46:Sheet1.E6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in" svg:height="3.5449in" svg:x="17.9508in" svg:y="10.9488in">
            <draw:object draw:notify-on-update-of-ranges="Sheet1.M2:Sheet1.M11 Sheet1.W2:Sheet1.W11 Sheet1.Q2:Sheet1.Q11 Sheet1.Q2:Sheet1.Q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.00130234649769585" calcext:value-type="float">
            <text:p>0.00130234649769585</text:p>
          </table:table-cell>
          <table:table-cell office:value-type="float" office:value="0.000243191523397543" calcext:value-type="float">
            <text:p>0.000243191523397543</text:p>
          </table:table-cell>
          <table:table-cell table:number-columns-repeated="4" office:value-type="float" office:value="0.001227186" calcext:value-type="float">
            <text:p>0.001227186</text:p>
          </table:table-cell>
          <table:table-cell office:value-type="float" office:value="0.002085598" calcext:value-type="float">
            <text:p>0.002085598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0.846547964586538" calcext:value-type="float">
            <text:p>0.846547964586538</text:p>
          </table:table-cell>
          <table:table-cell office:value-type="float" office:value="0.0208727453936114" calcext:value-type="float">
            <text:p>0.0208727453936114</text:p>
          </table:table-cell>
          <table:table-cell table:number-columns-repeated="4" office:value-type="float" office:value="0.839945912" calcext:value-type="float">
            <text:p>0.839945912</text:p>
          </table:table-cell>
          <table:table-cell office:value-type="float" office:value="0.912221014" calcext:value-type="float">
            <text:p>0.912221014</text:p>
          </table:table-cell>
          <table:table-cell office:value-type="float" office:value="15.3452035413462" calcext:value-type="float">
            <text:p>15.34520354134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-0.001131775" calcext:value-type="float">
            <text:p>-0.00113177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0.001131775" calcext:value-type="float">
            <text:p>-0.001131775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96" calcext:value-type="float">
            <text:p>196</text:p>
          </table:table-cell>
          <table:table-cell office:value-type="float" office:value="-0.888840058239796" calcext:value-type="float">
            <text:p>-0.888840058239796</text:p>
          </table:table-cell>
          <table:table-cell office:value-type="float" office:value="0.0147597303096359" calcext:value-type="float">
            <text:p>0.0147597303096359</text:p>
          </table:table-cell>
          <table:table-cell office:value-type="float" office:value="-0.975266755" calcext:value-type="float">
            <text:p>-0.975266755</text:p>
          </table:table-cell>
          <table:table-cell table:number-columns-repeated="2" office:value-type="float" office:value="-0.892044425" calcext:value-type="float">
            <text:p>-0.892044425</text:p>
          </table:table-cell>
          <table:table-cell table:number-columns-repeated="2" office:value-type="float" office:value="-0.874572694" calcext:value-type="float">
            <text:p>-0.874572694</text:p>
          </table:table-cell>
          <table:table-cell office:value-type="float" office:value="11.1159941760204" calcext:value-type="float">
            <text:p>11.1159941760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-0.00504619309230769" calcext:value-type="float">
            <text:p>-0.00504619309230769</text:p>
          </table:table-cell>
          <table:table-cell office:value-type="float" office:value="0.000739762702307574" calcext:value-type="float">
            <text:p>0.000739762702307574</text:p>
          </table:table-cell>
          <table:table-cell table:number-columns-repeated="2" office:value-type="float" office:value="-0.005851449" calcext:value-type="float">
            <text:p>-0.005851449</text:p>
          </table:table-cell>
          <table:table-cell table:number-columns-repeated="3" office:value-type="float" office:value="-0.004370082" calcext:value-type="float">
            <text:p>-0.004370082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0.909246930353846" calcext:value-type="float">
            <text:p>0.909246930353846</text:p>
          </table:table-cell>
          <table:table-cell office:value-type="float" office:value="0.0585385608963709" calcext:value-type="float">
            <text:p>0.0585385608963709</text:p>
          </table:table-cell>
          <table:table-cell table:number-columns-repeated="2" office:value-type="float" office:value="0.824730277" calcext:value-type="float">
            <text:p>0.824730277</text:p>
          </table:table-cell>
          <table:table-cell table:number-columns-repeated="3" office:value-type="float" office:value="0.949584424" calcext:value-type="float">
            <text:p>0.949584424</text:p>
          </table:table-cell>
          <table:table-cell office:value-type="float" office:value="9.07530696461539" calcext:value-type="float">
            <text:p>9.075306964615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0.846547964586538" calcext:value-type="float">
            <text:p>0.846547964586538</text:p>
          </table:table-cell>
          <table:table-cell office:value-type="float" office:value="0.0208727453936114" calcext:value-type="float">
            <text:p>0.0208727453936114</text:p>
          </table:table-cell>
          <table:table-cell table:number-columns-repeated="4" office:value-type="float" office:value="0.839945912" calcext:value-type="float">
            <text:p>0.839945912</text:p>
          </table:table-cell>
          <table:table-cell office:value-type="float" office:value="0.912221014" calcext:value-type="float">
            <text:p>0.912221014</text:p>
          </table:table-cell>
          <table:table-cell office:value-type="float" office:value="15.3452035413462" calcext:value-type="float">
            <text:p>15.34520354134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-0.996799767" calcext:value-type="float">
            <text:p>-0.99679976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0.996799767" calcext:value-type="float">
            <text:p>-0.996799767</text:p>
          </table:table-cell>
          <table:table-cell office:value-type="float" office:value="0.320023300000005" calcext:value-type="float">
            <text:p>0.3200233000000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96" calcext:value-type="float">
            <text:p>196</text:p>
          </table:table-cell>
          <table:table-cell office:value-type="float" office:value="-0.888840058239796" calcext:value-type="float">
            <text:p>-0.888840058239796</text:p>
          </table:table-cell>
          <table:table-cell office:value-type="float" office:value="0.0147597303096359" calcext:value-type="float">
            <text:p>0.0147597303096359</text:p>
          </table:table-cell>
          <table:table-cell office:value-type="float" office:value="-0.975266755" calcext:value-type="float">
            <text:p>-0.975266755</text:p>
          </table:table-cell>
          <table:table-cell table:number-columns-repeated="2" office:value-type="float" office:value="-0.892044425" calcext:value-type="float">
            <text:p>-0.892044425</text:p>
          </table:table-cell>
          <table:table-cell table:number-columns-repeated="2" office:value-type="float" office:value="-0.874572694" calcext:value-type="float">
            <text:p>-0.874572694</text:p>
          </table:table-cell>
          <table:table-cell office:value-type="float" office:value="11.1159941760204" calcext:value-type="float">
            <text:p>11.11599417602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0.933630351760638" calcext:value-type="float">
            <text:p>0.933630351760638</text:p>
          </table:table-cell>
          <table:table-cell office:value-type="float" office:value="0.0823659175465273" calcext:value-type="float">
            <text:p>0.0823659175465273</text:p>
          </table:table-cell>
          <table:table-cell office:value-type="float" office:value="0.729607761" calcext:value-type="float">
            <text:p>0.729607761</text:p>
          </table:table-cell>
          <table:table-cell table:number-columns-repeated="4" office:value-type="float" office:value="0.967270374" calcext:value-type="float">
            <text:p>0.967270374</text:p>
          </table:table-cell>
          <table:table-cell office:value-type="float" office:value="6.63696482393618" calcext:value-type="float">
            <text:p>6.636964823936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-0.011662074004717" calcext:value-type="float">
            <text:p>-0.011662074004717</text:p>
          </table:table-cell>
          <table:table-cell office:value-type="float" office:value="0.00214355033647141" calcext:value-type="float">
            <text:p>0.00214355033647141</text:p>
          </table:table-cell>
          <table:table-cell office:value-type="float" office:value="-0.016508546" calcext:value-type="float">
            <text:p>-0.016508546</text:p>
          </table:table-cell>
          <table:table-cell table:number-columns-repeated="4" office:value-type="float" office:value="-0.010608002" calcext:value-type="float">
            <text:p>-0.010608002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office:value-type="float" office:value="-0.703445250168421" calcext:value-type="float">
            <text:p>-0.703445250168421</text:p>
          </table:table-cell>
          <table:table-cell office:value-type="float" office:value="0.0930174928496243" calcext:value-type="float">
            <text:p>0.0930174928496243</text:p>
          </table:table-cell>
          <table:table-cell table:number-columns-repeated="4" office:value-type="float" office:value="-0.754324794" calcext:value-type="float">
            <text:p>-0.754324794</text:p>
          </table:table-cell>
          <table:table-cell office:value-type="float" office:value="-0.532756507" calcext:value-type="float">
            <text:p>-0.532756507</text:p>
          </table:table-cell>
          <table:table-cell office:value-type="float" office:value="29.6554749831579" calcext:value-type="float">
            <text:p>29.65547498315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-0.015475159" calcext:value-type="float">
            <text:p>-0.015475159</text:p>
          </table:table-cell>
          <table:table-cell office:value-type="float" office:value="1.73923511812406E-018" calcext:value-type="float">
            <text:p>1.73923511812406E-18</text:p>
          </table:table-cell>
          <table:table-cell table:number-columns-repeated="5" office:value-type="float" office:value="-0.015475159" calcext:value-type="float">
            <text:p>-0.015475159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0.712457046644068" calcext:value-type="float">
            <text:p>0.712457046644068</text:p>
          </table:table-cell>
          <table:table-cell office:value-type="float" office:value="0.135252844925111" calcext:value-type="float">
            <text:p>0.135252844925111</text:p>
          </table:table-cell>
          <table:table-cell office:value-type="float" office:value="0.61107564" calcext:value-type="float">
            <text:p>0.61107564</text:p>
          </table:table-cell>
          <table:table-cell table:number-columns-repeated="2" office:value-type="float" office:value="0.631669104" calcext:value-type="float">
            <text:p>0.631669104</text:p>
          </table:table-cell>
          <table:table-cell table:number-columns-repeated="2" office:value-type="float" office:value="0.933435917" calcext:value-type="float">
            <text:p>0.933435917</text:p>
          </table:table-cell>
          <table:table-cell office:value-type="float" office:value="28.7542953355932" calcext:value-type="float">
            <text:p>28.75429533559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0.909246930353846" calcext:value-type="float">
            <text:p>0.909246930353846</text:p>
          </table:table-cell>
          <table:table-cell office:value-type="float" office:value="0.0585385608963709" calcext:value-type="float">
            <text:p>0.0585385608963709</text:p>
          </table:table-cell>
          <table:table-cell table:number-columns-repeated="2" office:value-type="float" office:value="0.824730277" calcext:value-type="float">
            <text:p>0.824730277</text:p>
          </table:table-cell>
          <table:table-cell table:number-columns-repeated="3" office:value-type="float" office:value="0.949584424" calcext:value-type="float">
            <text:p>0.949584424</text:p>
          </table:table-cell>
          <table:table-cell office:value-type="float" office:value="9.07530696461539" calcext:value-type="float">
            <text:p>9.0753069646153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.954618096" calcext:value-type="float">
            <text:p>1.954618096</text:p>
          </table:table-cell>
          <table:table-cell office:value-type="float" office:value="2.24394348720086E-016" calcext:value-type="float">
            <text:p>2.24394348720086E-16</text:p>
          </table:table-cell>
          <table:table-cell table:number-columns-repeated="5" office:value-type="float" office:value="1.954618096" calcext:value-type="float">
            <text:p>1.954618096</text:p>
          </table:table-cell>
          <table:table-cell office:value-type="float" office:value="2.26909519999999" calcext:value-type="float">
            <text:p>2.26909519999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-0.996799767" calcext:value-type="float">
            <text:p>-0.99679976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0.996799767" calcext:value-type="float">
            <text:p>-0.996799767</text:p>
          </table:table-cell>
          <table:table-cell office:value-type="float" office:value="0.320023300000005" calcext:value-type="float">
            <text:p>0.3200233000000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96" calcext:value-type="float">
            <text:p>196</text:p>
          </table:table-cell>
          <table:table-cell office:value-type="float" office:value="-0.62161213422449" calcext:value-type="float">
            <text:p>-0.62161213422449</text:p>
          </table:table-cell>
          <table:table-cell office:value-type="float" office:value="0.107660324291943" calcext:value-type="float">
            <text:p>0.107660324291943</text:p>
          </table:table-cell>
          <table:table-cell table:number-columns-repeated="3" office:value-type="float" office:value="-0.687833428" calcext:value-type="float">
            <text:p>-0.687833428</text:p>
          </table:table-cell>
          <table:table-cell table:number-columns-repeated="2" office:value-type="float" office:value="-0.447474658" calcext:value-type="float">
            <text:p>-0.447474658</text:p>
          </table:table-cell>
          <table:table-cell office:value-type="float" office:value="37.838786577551" calcext:value-type="float">
            <text:p>37.8387865775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-0.0242241314731707" calcext:value-type="float">
            <text:p>-0.0242241314731707</text:p>
          </table:table-cell>
          <table:table-cell office:value-type="float" office:value="0.00244307737410459" calcext:value-type="float">
            <text:p>0.00244307737410459</text:p>
          </table:table-cell>
          <table:table-cell table:number-columns-repeated="3" office:value-type="float" office:value="-0.02627754" calcext:value-type="float">
            <text:p>-0.02627754</text:p>
          </table:table-cell>
          <table:table-cell office:value-type="float" office:value="-0.021669514" calcext:value-type="float">
            <text:p>-0.021669514</text:p>
          </table:table-cell>
          <table:table-cell office:value-type="float" office:value="-0.01611625" calcext:value-type="float">
            <text:p>-0.01611625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-0.0245454471666667" calcext:value-type="float">
            <text:p>-0.0245454471666667</text:p>
          </table:table-cell>
          <table:table-cell office:value-type="float" office:value="0.0035363972370145" calcext:value-type="float">
            <text:p>0.0035363972370145</text:p>
          </table:table-cell>
          <table:table-cell table:number-columns-repeated="4" office:value-type="float" office:value="-0.026059642" calcext:value-type="float">
            <text:p>-0.026059642</text:p>
          </table:table-cell>
          <table:table-cell office:value-type="float" office:value="-0.016974473" calcext:value-type="float">
            <text:p>-0.016974473</text:p>
          </table:table-cell>
          <table:table-cell office:value-type="float" office:value="98.7727276416667" calcext:value-type="float">
            <text:p>98.772727641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-0.0249722020886076" calcext:value-type="float">
            <text:p>-0.0249722020886076</text:p>
          </table:table-cell>
          <table:table-cell office:value-type="float" office:value="0.00189129720782069" calcext:value-type="float">
            <text:p>0.00189129720782069</text:p>
          </table:table-cell>
          <table:table-cell table:number-columns-repeated="4" office:value-type="float" office:value="-0.0256745" calcext:value-type="float">
            <text:p>-0.0256745</text:p>
          </table:table-cell>
          <table:table-cell office:value-type="float" office:value="-0.017576111" calcext:value-type="float">
            <text:p>-0.017576111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0.933630351760638" calcext:value-type="float">
            <text:p>0.933630351760638</text:p>
          </table:table-cell>
          <table:table-cell office:value-type="float" office:value="0.0823659175465273" calcext:value-type="float">
            <text:p>0.0823659175465273</text:p>
          </table:table-cell>
          <table:table-cell office:value-type="float" office:value="0.729607761" calcext:value-type="float">
            <text:p>0.729607761</text:p>
          </table:table-cell>
          <table:table-cell table:number-columns-repeated="4" office:value-type="float" office:value="0.967270374" calcext:value-type="float">
            <text:p>0.967270374</text:p>
          </table:table-cell>
          <table:table-cell office:value-type="float" office:value="6.63696482393618" calcext:value-type="float">
            <text:p>6.63696482393618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office:value-type="float" office:value="-0.703445250168421" calcext:value-type="float">
            <text:p>-0.703445250168421</text:p>
          </table:table-cell>
          <table:table-cell office:value-type="float" office:value="0.0930174928496243" calcext:value-type="float">
            <text:p>0.0930174928496243</text:p>
          </table:table-cell>
          <table:table-cell table:number-columns-repeated="4" office:value-type="float" office:value="-0.754324794" calcext:value-type="float">
            <text:p>-0.754324794</text:p>
          </table:table-cell>
          <table:table-cell office:value-type="float" office:value="-0.532756507" calcext:value-type="float">
            <text:p>-0.532756507</text:p>
          </table:table-cell>
          <table:table-cell office:value-type="float" office:value="29.6554749831579" calcext:value-type="float">
            <text:p>29.6554749831579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-0.035269547" calcext:value-type="float">
            <text:p>-0.035269547</text:p>
          </table:table-cell>
          <table:table-cell office:value-type="float" office:value="6.95732393345685E-018" calcext:value-type="float">
            <text:p>6.95732393345685E-18</text:p>
          </table:table-cell>
          <table:table-cell table:number-columns-repeated="5" office:value-type="float" office:value="-0.035269547" calcext:value-type="float">
            <text:p>-0.035269547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-0.0134353089724771" calcext:value-type="float">
            <text:p>-0.0134353089724771</text:p>
          </table:table-cell>
          <table:table-cell office:value-type="float" office:value="0.00340573828106444" calcext:value-type="float">
            <text:p>0.00340573828106444</text:p>
          </table:table-cell>
          <table:table-cell table:number-columns-repeated="2" office:value-type="float" office:value="-0.018164374" calcext:value-type="float">
            <text:p>-0.018164374</text:p>
          </table:table-cell>
          <table:table-cell table:number-columns-repeated="3" office:value-type="float" office:value="-0.011005095" calcext:value-type="float">
            <text:p>-0.011005095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0.712457046644068" calcext:value-type="float">
            <text:p>0.712457046644068</text:p>
          </table:table-cell>
          <table:table-cell office:value-type="float" office:value="0.135252844925111" calcext:value-type="float">
            <text:p>0.135252844925111</text:p>
          </table:table-cell>
          <table:table-cell office:value-type="float" office:value="0.61107564" calcext:value-type="float">
            <text:p>0.61107564</text:p>
          </table:table-cell>
          <table:table-cell table:number-columns-repeated="2" office:value-type="float" office:value="0.631669104" calcext:value-type="float">
            <text:p>0.631669104</text:p>
          </table:table-cell>
          <table:table-cell table:number-columns-repeated="2" office:value-type="float" office:value="0.933435917" calcext:value-type="float">
            <text:p>0.933435917</text:p>
          </table:table-cell>
          <table:table-cell office:value-type="float" office:value="28.7542953355932" calcext:value-type="float">
            <text:p>28.7542953355932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.954618096" calcext:value-type="float">
            <text:p>1.954618096</text:p>
          </table:table-cell>
          <table:table-cell office:value-type="float" office:value="2.24394348720086E-016" calcext:value-type="float">
            <text:p>2.24394348720086E-16</text:p>
          </table:table-cell>
          <table:table-cell table:number-columns-repeated="5" office:value-type="float" office:value="1.954618096" calcext:value-type="float">
            <text:p>1.954618096</text:p>
          </table:table-cell>
          <table:table-cell office:value-type="float" office:value="2.26909519999999" calcext:value-type="float">
            <text:p>2.26909519999999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96" calcext:value-type="float">
            <text:p>196</text:p>
          </table:table-cell>
          <table:table-cell office:value-type="float" office:value="-0.62161213422449" calcext:value-type="float">
            <text:p>-0.62161213422449</text:p>
          </table:table-cell>
          <table:table-cell office:value-type="float" office:value="0.107660324291943" calcext:value-type="float">
            <text:p>0.107660324291943</text:p>
          </table:table-cell>
          <table:table-cell table:number-columns-repeated="3" office:value-type="float" office:value="-0.687833428" calcext:value-type="float">
            <text:p>-0.687833428</text:p>
          </table:table-cell>
          <table:table-cell table:number-columns-repeated="2" office:value-type="float" office:value="-0.447474658" calcext:value-type="float">
            <text:p>-0.447474658</text:p>
          </table:table-cell>
          <table:table-cell office:value-type="float" office:value="37.838786577551" calcext:value-type="float">
            <text:p>37.838786577551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-0.0245454471666667" calcext:value-type="float">
            <text:p>-0.0245454471666667</text:p>
          </table:table-cell>
          <table:table-cell office:value-type="float" office:value="0.0035363972370145" calcext:value-type="float">
            <text:p>0.0035363972370145</text:p>
          </table:table-cell>
          <table:table-cell table:number-columns-repeated="4" office:value-type="float" office:value="-0.026059642" calcext:value-type="float">
            <text:p>-0.026059642</text:p>
          </table:table-cell>
          <table:table-cell office:value-type="float" office:value="-0.016974473" calcext:value-type="float">
            <text:p>-0.016974473</text:p>
          </table:table-cell>
          <table:table-cell office:value-type="float" office:value="98.7727276416667" calcext:value-type="float">
            <text:p>98.7727276416667</text:p>
          </table:table-cell>
          <table:table-cell table:number-columns-repeated="1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-0.0138591125483871" calcext:value-type="float">
            <text:p>-0.0138591125483871</text:p>
          </table:table-cell>
          <table:table-cell office:value-type="float" office:value="0.000387665780112102" calcext:value-type="float">
            <text:p>0.000387665780112102</text:p>
          </table:table-cell>
          <table:table-cell office:value-type="float" office:value="-0.015107675" calcext:value-type="float">
            <text:p>-0.015107675</text:p>
          </table:table-cell>
          <table:table-cell table:number-columns-repeated="4" office:value-type="float" office:value="-0.013739301" calcext:value-type="float">
            <text:p>-0.013739301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-0.012327229" calcext:value-type="float">
            <text:p>-0.012327229</text:p>
          </table:table-cell>
          <table:table-cell office:value-type="float" office:value="1.73912075420005E-018" calcext:value-type="float">
            <text:p>1.73912075420005E-18</text:p>
          </table:table-cell>
          <table:table-cell table:number-columns-repeated="5" office:value-type="float" office:value="-0.012327229" calcext:value-type="float">
            <text:p>-0.012327229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-0.0146810026205128" calcext:value-type="float">
            <text:p>-0.0146810026205128</text:p>
          </table:table-cell>
          <table:table-cell office:value-type="float" office:value="0.00110928624882807" calcext:value-type="float">
            <text:p>0.00110928624882807</text:p>
          </table:table-cell>
          <table:table-cell table:number-columns-repeated="2" office:value-type="float" office:value="-0.015888497" calcext:value-type="float">
            <text:p>-0.015888497</text:p>
          </table:table-cell>
          <table:table-cell table:number-columns-repeated="3" office:value-type="float" office:value="-0.013667163" calcext:value-type="float">
            <text:p>-0.013667163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-0.0403121729038462" calcext:value-type="float">
            <text:p>-0.0403121729038462</text:p>
          </table:table-cell>
          <table:table-cell office:value-type="float" office:value="0.000698965526610645" calcext:value-type="float">
            <text:p>0.000698965526610645</text:p>
          </table:table-cell>
          <table:table-cell office:value-type="float" office:value="-0.042511366" calcext:value-type="float">
            <text:p>-0.042511366</text:p>
          </table:table-cell>
          <table:table-cell table:number-columns-repeated="4" office:value-type="float" office:value="-0.04009109" calcext:value-type="float">
            <text:p>-0.04009109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.0121009988214286" calcext:value-type="float">
            <text:p>0.0121009988214286</text:p>
          </table:table-cell>
          <table:table-cell office:value-type="float" office:value="0.000401616735632604" calcext:value-type="float">
            <text:p>0.000401616735632604</text:p>
          </table:table-cell>
          <table:table-cell table:number-columns-repeated="3" office:value-type="float" office:value="0.011872675" calcext:value-type="float">
            <text:p>0.011872675</text:p>
          </table:table-cell>
          <table:table-cell office:value-type="float" office:value="0.012533582" calcext:value-type="float">
            <text:p>0.012533582</text:p>
          </table:table-cell>
          <table:table-cell office:value-type="float" office:value="0.013973071" calcext:value-type="float">
            <text:p>0.013973071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-0.0129472648679245" calcext:value-type="float">
            <text:p>-0.0129472648679245</text:p>
          </table:table-cell>
          <table:table-cell office:value-type="float" office:value="0.00216183200903242" calcext:value-type="float">
            <text:p>0.00216183200903242</text:p>
          </table:table-cell>
          <table:table-cell office:value-type="float" office:value="-0.018098516" calcext:value-type="float">
            <text:p>-0.018098516</text:p>
          </table:table-cell>
          <table:table-cell table:number-columns-repeated="4" office:value-type="float" office:value="-0.011990646" calcext:value-type="float">
            <text:p>-0.011990646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-0.017226979" calcext:value-type="float">
            <text:p>-0.01722697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0.017226979" calcext:value-type="float">
            <text:p>-0.017226979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-0.0472603723538462" calcext:value-type="float">
            <text:p>-0.0472603723538462</text:p>
          </table:table-cell>
          <table:table-cell office:value-type="float" office:value="0.00361818741854101" calcext:value-type="float">
            <text:p>0.00361818741854101</text:p>
          </table:table-cell>
          <table:table-cell table:number-columns-repeated="3" office:value-type="float" office:value="-0.049753577" calcext:value-type="float">
            <text:p>-0.049753577</text:p>
          </table:table-cell>
          <table:table-cell table:number-columns-repeated="2" office:value-type="float" office:value="-0.042036515" calcext:value-type="float">
            <text:p>-0.042036515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9878518" calcext:value-type="float">
            <text:p>0.009878518</text:p>
          </table:table-cell>
          <table:table-cell office:value-type="float" office:value="1.73907661575977E-018" calcext:value-type="float">
            <text:p>1.73907661575977E-18</text:p>
          </table:table-cell>
          <table:table-cell table:number-columns-repeated="5" office:value-type="float" office:value="0.009878518" calcext:value-type="float">
            <text:p>0.009878518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-0.0195558722634146" calcext:value-type="float">
            <text:p>-0.0195558722634146</text:p>
          </table:table-cell>
          <table:table-cell office:value-type="float" office:value="0.00306765740255941" calcext:value-type="float">
            <text:p>0.00306765740255941</text:p>
          </table:table-cell>
          <table:table-cell table:number-columns-repeated="3" office:value-type="float" office:value="-0.022192318" calcext:value-type="float">
            <text:p>-0.022192318</text:p>
          </table:table-cell>
          <table:table-cell office:value-type="float" office:value="-0.016050214" calcext:value-type="float">
            <text:p>-0.016050214</text:p>
          </table:table-cell>
          <table:table-cell office:value-type="float" office:value="-0.013546403" calcext:value-type="float">
            <text:p>-0.013546403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-0.0238308312531646" calcext:value-type="float">
            <text:p>-0.0238308312531646</text:p>
          </table:table-cell>
          <table:table-cell office:value-type="float" office:value="0.00178482686077834" calcext:value-type="float">
            <text:p>0.00178482686077834</text:p>
          </table:table-cell>
          <table:table-cell table:number-columns-repeated="4" office:value-type="float" office:value="-0.024495859" calcext:value-type="float">
            <text:p>-0.024495859</text:p>
          </table:table-cell>
          <table:table-cell office:value-type="float" office:value="-0.01905614" calcext:value-type="float">
            <text:p>-0.01905614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-0.0524274786914893" calcext:value-type="float">
            <text:p>-0.0524274786914893</text:p>
          </table:table-cell>
          <table:table-cell office:value-type="float" office:value="0.00505725178745596" calcext:value-type="float">
            <text:p>0.00505725178745596</text:p>
          </table:table-cell>
          <table:table-cell table:number-columns-repeated="4" office:value-type="float" office:value="-0.054491859" calcext:value-type="float">
            <text:p>-0.054491859</text:p>
          </table:table-cell>
          <table:table-cell office:value-type="float" office:value="-0.040031686" calcext:value-type="float">
            <text:p>-0.040031686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.00500502032631579" calcext:value-type="float">
            <text:p>0.00500502032631579</text:p>
          </table:table-cell>
          <table:table-cell office:value-type="float" office:value="0.000344147342308585" calcext:value-type="float">
            <text:p>0.000344147342308585</text:p>
          </table:table-cell>
          <table:table-cell office:value-type="float" office:value="0.002959545" calcext:value-type="float">
            <text:p>0.002959545</text:p>
          </table:table-cell>
          <table:table-cell table:number-columns-repeated="4" office:value-type="float" office:value="0.005172766" calcext:value-type="float">
            <text:p>0.005172766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-0.026718354" calcext:value-type="float">
            <text:p>-0.026718354</text:p>
          </table:table-cell>
          <table:table-cell office:value-type="float" office:value="6.95732393345685E-018" calcext:value-type="float">
            <text:p>6.95732393345685E-18</text:p>
          </table:table-cell>
          <table:table-cell table:number-columns-repeated="5" office:value-type="float" office:value="-0.026718354" calcext:value-type="float">
            <text:p>-0.026718354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-0.0139307135229358" calcext:value-type="float">
            <text:p>-0.0139307135229358</text:p>
          </table:table-cell>
          <table:table-cell office:value-type="float" office:value="0.0024968611729937" calcext:value-type="float">
            <text:p>0.0024968611729937</text:p>
          </table:table-cell>
          <table:table-cell table:number-columns-repeated="2" office:value-type="float" office:value="-0.01739775" calcext:value-type="float">
            <text:p>-0.01739775</text:p>
          </table:table-cell>
          <table:table-cell table:number-columns-repeated="3" office:value-type="float" office:value="-0.012149042" calcext:value-type="float">
            <text:p>-0.012149042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-0.0424943170677966" calcext:value-type="float">
            <text:p>-0.0424943170677966</text:p>
          </table:table-cell>
          <table:table-cell office:value-type="float" office:value="0.00746276870171401" calcext:value-type="float">
            <text:p>0.00746276870171401</text:p>
          </table:table-cell>
          <table:table-cell table:number-columns-repeated="2" office:value-type="float" office:value="-0.054622892" calcext:value-type="float">
            <text:p>-0.054622892</text:p>
          </table:table-cell>
          <table:table-cell table:number-columns-repeated="2" office:value-type="float" office:value="-0.038238496" calcext:value-type="float">
            <text:p>-0.038238496</text:p>
          </table:table-cell>
          <table:table-cell office:value-type="float" office:value="-0.034552865" calcext:value-type="float">
            <text:p>-0.034552865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-0.091057278" calcext:value-type="float">
            <text:p>-0.09105727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0.091057278" calcext:value-type="float">
            <text:p>-0.091057278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.000489459826530612" calcext:value-type="float">
            <text:p>0.000489459826530612</text:p>
          </table:table-cell>
          <table:table-cell office:value-type="float" office:value="0.000339973389453608" calcext:value-type="float">
            <text:p>0.000339973389453608</text:p>
          </table:table-cell>
          <table:table-cell table:number-columns-repeated="3" office:value-type="float" office:value="0.000280344" calcext:value-type="float">
            <text:p>0.000280344</text:p>
          </table:table-cell>
          <table:table-cell table:number-columns-repeated="2" office:value-type="float" office:value="0.001039357" calcext:value-type="float">
            <text:p>0.001039357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0.0186438451666667" calcext:value-type="float">
            <text:p>-0.0186438451666667</text:p>
          </table:table-cell>
          <table:table-cell office:value-type="float" office:value="0.00326813973533849" calcext:value-type="float">
            <text:p>0.00326813973533849</text:p>
          </table:table-cell>
          <table:table-cell table:number-columns-repeated="4" office:value-type="float" office:value="-0.020043179" calcext:value-type="float">
            <text:p>-0.020043179</text:p>
          </table:table-cell>
          <table:table-cell office:value-type="float" office:value="-0.011647176" calcext:value-type="float">
            <text:p>-0.011647176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2.83098849570046" calcext:value-type="float">
            <text:p>2.83098849570046</text:p>
          </table:table-cell>
          <table:table-cell office:value-type="float" office:value="0.0293417874288928" calcext:value-type="float">
            <text:p>0.0293417874288928</text:p>
          </table:table-cell>
          <table:table-cell table:number-columns-repeated="4" office:value-type="float" office:value="2.821920156" calcext:value-type="float">
            <text:p>2.821920156</text:p>
          </table:table-cell>
          <table:table-cell office:value-type="float" office:value="2.925490141" calcext:value-type="float">
            <text:p>2.925490141</text:p>
          </table:table-cell>
          <table:table-cell office:value-type="float" office:value="5.63371680998464" calcext:value-type="float">
            <text:p>5.6337168099846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198" calcext:value-type="float">
            <text:p>198</text:p>
          </table:table-cell>
          <table:table-cell office:value-type="float" office:value="3.05023551" calcext:value-type="float">
            <text:p>3.05023551</text:p>
          </table:table-cell>
          <table:table-cell office:value-type="float" office:value="4.45214913075212E-016" calcext:value-type="float">
            <text:p>4.45214913075212E-16</text:p>
          </table:table-cell>
          <table:table-cell table:number-columns-repeated="5" office:value-type="float" office:value="3.05023551" calcext:value-type="float">
            <text:p>3.05023551</text:p>
          </table:table-cell>
          <table:table-cell office:value-type="float" office:value="12.850414" calcext:value-type="float">
            <text:p>12.850414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  <table:table-cell office:value-type="float" office:value="3.73961555019487" calcext:value-type="float">
            <text:p>3.73961555019487</text:p>
          </table:table-cell>
          <table:table-cell office:value-type="float" office:value="0.159518050635601" calcext:value-type="float">
            <text:p>0.159518050635601</text:p>
          </table:table-cell>
          <table:table-cell table:number-columns-repeated="3" office:value-type="float" office:value="3.593822956" calcext:value-type="float">
            <text:p>3.593822956</text:p>
          </table:table-cell>
          <table:table-cell table:number-columns-repeated="2" office:value-type="float" office:value="3.913256168" calcext:value-type="float">
            <text:p>3.913256168</text:p>
          </table:table-cell>
          <table:table-cell office:value-type="float" office:value="6.50961124512822" calcext:value-type="float">
            <text:p>6.5096112451282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float" office:value="3.43601162272115" calcext:value-type="float">
            <text:p>3.43601162272115</text:p>
          </table:table-cell>
          <table:table-cell office:value-type="float" office:value="0.0834557282719984" calcext:value-type="float">
            <text:p>0.0834557282719984</text:p>
          </table:table-cell>
          <table:table-cell table:number-columns-repeated="4" office:value-type="float" office:value="3.409614563" calcext:value-type="float">
            <text:p>3.409614563</text:p>
          </table:table-cell>
          <table:table-cell office:value-type="float" office:value="3.698592901" calcext:value-type="float">
            <text:p>3.698592901</text:p>
          </table:table-cell>
          <table:table-cell office:value-type="float" office:value="14.0997094319712" calcext:value-type="float">
            <text:p>14.099709431971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96" calcext:value-type="float">
            <text:p>196</text:p>
          </table:table-cell>
          <table:table-cell office:value-type="float" office:value="3.47659832502041" calcext:value-type="float">
            <text:p>3.47659832502041</text:p>
          </table:table-cell>
          <table:table-cell office:value-type="float" office:value="0.0562048446729051" calcext:value-type="float">
            <text:p>0.0562048446729051</text:p>
          </table:table-cell>
          <table:table-cell table:number-columns-repeated="2" office:value-type="float" office:value="3.423715353" calcext:value-type="float">
            <text:p>3.423715353</text:p>
          </table:table-cell>
          <table:table-cell table:number-columns-repeated="2" office:value-type="float" office:value="3.488100529" calcext:value-type="float">
            <text:p>3.488100529</text:p>
          </table:table-cell>
          <table:table-cell office:value-type="float" office:value="3.809788704" calcext:value-type="float">
            <text:p>3.809788704</text:p>
          </table:table-cell>
          <table:table-cell office:value-type="float" office:value="13.0850418744898" calcext:value-type="float">
            <text:p>13.0850418744898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212" calcext:value-type="float">
            <text:p>212</text:p>
          </table:table-cell>
          <table:table-cell office:value-type="float" office:value="3.57949505854245" calcext:value-type="float">
            <text:p>3.57949505854245</text:p>
          </table:table-cell>
          <table:table-cell office:value-type="float" office:value="0.382915024732121" calcext:value-type="float">
            <text:p>0.382915024732121</text:p>
          </table:table-cell>
          <table:table-cell table:number-columns-repeated="4" office:value-type="float" office:value="3.392190456" calcext:value-type="float">
            <text:p>3.392190456</text:p>
          </table:table-cell>
          <table:table-cell office:value-type="float" office:value="4.45757246" calcext:value-type="float">
            <text:p>4.45757246</text:p>
          </table:table-cell>
          <table:table-cell office:value-type="float" office:value="20.4556653657233" calcext:value-type="float">
            <text:p>20.4556653657233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  <table:table-cell office:value-type="float" office:value="4.910511971" calcext:value-type="float">
            <text:p>4.910511971</text:p>
          </table:table-cell>
          <table:table-cell office:value-type="float" office:value="8.9048838047952E-016" calcext:value-type="float">
            <text:p>8.9048838047952E-16</text:p>
          </table:table-cell>
          <table:table-cell table:number-columns-repeated="5" office:value-type="float" office:value="4.910511971" calcext:value-type="float">
            <text:p>4.910511971</text:p>
          </table:table-cell>
          <table:table-cell office:value-type="float" office:value="1.78976058000002" calcext:value-type="float">
            <text:p>1.78976058000002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4.70391748155385" calcext:value-type="float">
            <text:p>4.70391748155385</text:p>
          </table:table-cell>
          <table:table-cell office:value-type="float" office:value="0.299813969786679" calcext:value-type="float">
            <text:p>0.299813969786679</text:p>
          </table:table-cell>
          <table:table-cell table:number-columns-repeated="2" office:value-type="float" office:value="4.271052837" calcext:value-type="float">
            <text:p>4.271052837</text:p>
          </table:table-cell>
          <table:table-cell table:number-columns-repeated="3" office:value-type="float" office:value="4.910511971" calcext:value-type="float">
            <text:p>4.910511971</text:p>
          </table:table-cell>
          <table:table-cell office:value-type="float" office:value="5.92165036892309" calcext:value-type="float">
            <text:p>5.92165036892309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4.910511971" calcext:value-type="float">
            <text:p>4.910511971</text:p>
          </table:table-cell>
          <table:table-cell office:value-type="float" office:value="1.78081445453801E-015" calcext:value-type="float">
            <text:p>1.78081445453801E-15</text:p>
          </table:table-cell>
          <table:table-cell table:number-columns-repeated="5" office:value-type="float" office:value="4.910511971" calcext:value-type="float">
            <text:p>4.910511971</text:p>
          </table:table-cell>
          <table:table-cell office:value-type="float" office:value="1.78976058000003" calcext:value-type="float">
            <text:p>1.78976058000003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.5</text:p>
          </table:table-cell>
          <table:table-cell office:value-type="float" office:value="205" calcext:value-type="float">
            <text:p>205</text:p>
          </table:table-cell>
          <table:table-cell office:value-type="float" office:value="4.93906133479024" calcext:value-type="float">
            <text:p>4.93906133479024</text:p>
          </table:table-cell>
          <table:table-cell office:value-type="float" office:value="0.615459777952361" calcext:value-type="float">
            <text:p>0.615459777952361</text:p>
          </table:table-cell>
          <table:table-cell office:value-type="float" office:value="3.345149517" calcext:value-type="float">
            <text:p>3.345149517</text:p>
          </table:table-cell>
          <table:table-cell office:value-type="float" office:value="4.258751869" calcext:value-type="float">
            <text:p>4.258751869</text:p>
          </table:table-cell>
          <table:table-cell table:number-columns-repeated="3" office:value-type="float" office:value="5.465855122" calcext:value-type="float">
            <text:p>5.465855122</text:p>
          </table:table-cell>
          <table:table-cell office:value-type="float" office:value="10.1988848219956" calcext:value-type="float">
            <text:p>10.1988848219956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37" calcext:value-type="float">
            <text:p>237</text:p>
          </table:table-cell>
          <table:table-cell office:value-type="float" office:value="5.83353461462025" calcext:value-type="float">
            <text:p>5.83353461462025</text:p>
          </table:table-cell>
          <table:table-cell office:value-type="float" office:value="0.535876596257699" calcext:value-type="float">
            <text:p>0.535876596257699</text:p>
          </table:table-cell>
          <table:table-cell office:value-type="float" office:value="4.401122093" calcext:value-type="float">
            <text:p>4.401122093</text:p>
          </table:table-cell>
          <table:table-cell table:number-columns-repeated="4" office:value-type="float" office:value="6.033205032" calcext:value-type="float">
            <text:p>6.033205032</text:p>
          </table:table-cell>
          <table:table-cell office:value-type="float" office:value="2.77442308966248" calcext:value-type="float">
            <text:p>2.77442308966248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5.82705865021809" calcext:value-type="float">
            <text:p>5.82705865021809</text:p>
          </table:table-cell>
          <table:table-cell office:value-type="float" office:value="0.511145389167658" calcext:value-type="float">
            <text:p>0.511145389167658</text:p>
          </table:table-cell>
          <table:table-cell office:value-type="float" office:value="4.560468197" calcext:value-type="float">
            <text:p>4.560468197</text:p>
          </table:table-cell>
          <table:table-cell table:number-columns-repeated="4" office:value-type="float" office:value="6.035821438" calcext:value-type="float">
            <text:p>6.035821438</text:p>
          </table:table-cell>
          <table:table-cell office:value-type="float" office:value="2.88235582969859" calcext:value-type="float">
            <text:p>2.88235582969859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float" office:value="4.0935767121579" calcext:value-type="float">
            <text:p>4.0935767121579</text:p>
          </table:table-cell>
          <table:table-cell office:value-type="float" office:value="0.543425841293679" calcext:value-type="float">
            <text:p>0.543425841293679</text:p>
          </table:table-cell>
          <table:table-cell office:value-type="float" office:value="3.096011877" calcext:value-type="float">
            <text:p>3.096011877</text:p>
          </table:table-cell>
          <table:table-cell table:number-columns-repeated="4" office:value-type="float" office:value="4.390799999" calcext:value-type="float">
            <text:p>4.390799999</text:p>
          </table:table-cell>
          <table:table-cell office:value-type="float" office:value="31.7737214640351" calcext:value-type="float">
            <text:p>31.7737214640351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189" calcext:value-type="float">
            <text:p>189</text:p>
          </table:table-cell>
          <table:table-cell office:value-type="float" office:value="6.58059454" calcext:value-type="float">
            <text:p>6.5805945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6.58059454" calcext:value-type="float">
            <text:p>6.58059454</text:p>
          </table:table-cell>
          <table:table-cell office:value-type="float" office:value="1.239916" calcext:value-type="float">
            <text:p>1.239916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3.52727899647706" calcext:value-type="float">
            <text:p>3.52727899647706</text:p>
          </table:table-cell>
          <table:table-cell office:value-type="float" office:value="0.763989257830438" calcext:value-type="float">
            <text:p>0.763989257830438</text:p>
          </table:table-cell>
          <table:table-cell table:number-columns-repeated="3" office:value-type="float" office:value="2.982123375" calcext:value-type="float">
            <text:p>2.982123375</text:p>
          </table:table-cell>
          <table:table-cell table:number-columns-repeated="2" office:value-type="float" office:value="4.588122368" calcext:value-type="float">
            <text:p>4.588122368</text:p>
          </table:table-cell>
          <table:table-cell office:value-type="float" office:value="49.6103000503277" calcext:value-type="float">
            <text:p>49.6103000503277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7" calcext:value-type="float">
            <text:p>177</text:p>
          </table:table-cell>
          <table:table-cell office:value-type="float" office:value="5.26840217211864" calcext:value-type="float">
            <text:p>5.26840217211864</text:p>
          </table:table-cell>
          <table:table-cell office:value-type="float" office:value="0.994529658844957" calcext:value-type="float">
            <text:p>0.994529658844957</text:p>
          </table:table-cell>
          <table:table-cell office:value-type="float" office:value="4.521241665" calcext:value-type="float">
            <text:p>4.521241665</text:p>
          </table:table-cell>
          <table:table-cell table:number-columns-repeated="2" office:value-type="float" office:value="4.674494743" calcext:value-type="float">
            <text:p>4.674494743</text:p>
          </table:table-cell>
          <table:table-cell table:number-columns-repeated="2" office:value-type="float" office:value="6.89326334" calcext:value-type="float">
            <text:p>6.89326334</text:p>
          </table:table-cell>
          <table:table-cell office:value-type="float" office:value="24.7371118268765" calcext:value-type="float">
            <text:p>24.7371118268765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7.063083172" calcext:value-type="float">
            <text:p>7.06308317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7.063083172" calcext:value-type="float">
            <text:p>7.063083172</text:p>
          </table:table-cell>
          <table:table-cell office:value-type="float" office:value="0.901188171428569" calcext:value-type="float">
            <text:p>0.901188171428569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4.22843707841837" calcext:value-type="float">
            <text:p>4.22843707841837</text:p>
          </table:table-cell>
          <table:table-cell office:value-type="float" office:value="0.73509972215686" calcext:value-type="float">
            <text:p>0.73509972215686</text:p>
          </table:table-cell>
          <table:table-cell table:number-columns-repeated="2" office:value-type="float" office:value="3.039434433" calcext:value-type="float">
            <text:p>3.039434433</text:p>
          </table:table-cell>
          <table:table-cell table:number-columns-repeated="3" office:value-type="float" office:value="4.680593014" calcext:value-type="float">
            <text:p>4.680593014</text:p>
          </table:table-cell>
          <table:table-cell office:value-type="float" office:value="39.5937560225947" calcext:value-type="float">
            <text:p>39.5937560225947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.3379695415" calcext:value-type="float">
            <text:p>4.3379695415</text:p>
          </table:table-cell>
          <table:table-cell office:value-type="float" office:value="0.68175917885249" calcext:value-type="float">
            <text:p>0.68175917885249</text:p>
          </table:table-cell>
          <table:table-cell office:value-type="float" office:value="2.878410339" calcext:value-type="float">
            <text:p>2.878410339</text:p>
          </table:table-cell>
          <table:table-cell table:number-columns-repeated="4" office:value-type="float" office:value="4.629881382" calcext:value-type="float">
            <text:p>4.629881382</text:p>
          </table:table-cell>
          <table:table-cell office:value-type="float" office:value="38.02900655" calcext:value-type="float">
            <text:p>38.0290065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08:57:51.462941466</meta:creation-date>
    <meta:generator>LibreOffice/7.3.7.2$Linux_X86_64 LibreOffice_project/30$Build-2</meta:generator>
    <dc:date>2023-07-19T09:30:55.999983831</dc:date>
    <meta:editing-duration>PT8M18S</meta:editing-duration>
    <meta:editing-cycles>1</meta:editing-cycles>
    <meta:document-statistic meta:table-count="1" meta:cell-count="767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18cm" svg:height="19.948cm" xlink:href=".." xlink:type="simple" chart:class="chart:scatter" chart:style-name="ch1">
        <chart:title svg:x="7.944cm" svg:y="0.534cm" chart:style-name="ch2">
          <text:p>isaac dark</text:p>
        </chart:title>
        <chart:legend chart:legend-position="end" svg:x="16.516cm" svg:y="9.426cm" style:legend-expansion="high" chart:style-name="ch3"/>
        <chart:plot-area chart:style-name="ch4" table:cell-range-address="Sheet1.B2:Sheet1.B20 Sheet1.B46:Sheet1.B64 Sheet1.D46:Sheet1.D64" chart:data-source-has-labels="row" svg:x="0.362cm" svg:y="1.711cm" svg:width="15.792cm" svg:height="17.839cm">
          <chart:coordinate-region svg:x="0.653cm" svg:y="1.91cm" svg:width="15.261cm" svg:height="16.99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46:Sheet1.B64" loext:label-string="real" chart:class="chart:scatter">
            <chart:domain table:cell-range-address="Sheet1.B2:Sheet1.B20"/>
            <chart:data-point chart:repeated="19"/>
          </chart:series>
          <chart:series chart:style-name="ch9" chart:values-cell-range-address="Sheet1.D46:Sheet1.D64" loext:label-string="meas" chart:class="chart:scatter">
            <chart:domain table:cell-range-address="Sheet1.D2:Sheet1.D20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al</text:p>
              </table:table-cell>
              <table:table-cell office:value-type="string">
                <text:p>Column D</text:p>
              </table:table-cell>
              <table:table-cell office:value-type="string">
                <text:p>me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20</svg:desc>
                </draw:g>
              </table:table-cell>
              <table:table-cell office:value-type="float" office:value="3">
                <text:p>3</text:p>
                <draw:g>
                  <svg:desc>Sheet1.B46:Sheet1.B64</svg:desc>
                </draw:g>
              </table:table-cell>
              <table:table-cell office:value-type="float" office:value="0.00130234649769585">
                <text:p>0.00130234649769585</text:p>
                <draw:g>
                  <svg:desc>Sheet1.D2:Sheet1.D20</svg:desc>
                </draw:g>
              </table:table-cell>
              <table:table-cell office:value-type="float" office:value="2.83098849570046">
                <text:p>2.83098849570046</text:p>
                <draw:g>
                  <svg:desc>Sheet1.D46:Sheet1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-0.001131775">
                <text:p>-0.001131775</text:p>
              </table:table-cell>
              <table:table-cell office:value-type="float" office:value="3.05023551">
                <text:p>3.05023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-0.00504619309230769">
                <text:p>-0.00504619309230769</text:p>
              </table:table-cell>
              <table:table-cell office:value-type="float" office:value="3.73961555019487">
                <text:p>3.739615550194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846547964586538">
                <text:p>0.846547964586538</text:p>
              </table:table-cell>
              <table:table-cell office:value-type="float" office:value="3.43601162272115">
                <text:p>3.43601162272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0.888840058239796">
                <text:p>-0.888840058239796</text:p>
              </table:table-cell>
              <table:table-cell office:value-type="float" office:value="3.47659832502041">
                <text:p>3.476598325020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-0.011662074004717">
                <text:p>-0.011662074004717</text:p>
              </table:table-cell>
              <table:table-cell office:value-type="float" office:value="3.57949505854245">
                <text:p>3.57949505854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-0.015475159">
                <text:p>-0.015475159</text:p>
              </table:table-cell>
              <table:table-cell office:value-type="float" office:value="4.910511971">
                <text:p>4.9105119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909246930353846">
                <text:p>0.909246930353846</text:p>
              </table:table-cell>
              <table:table-cell office:value-type="float" office:value="4.70391748155385">
                <text:p>4.70391748155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-0.996799767">
                <text:p>-0.996799767</text:p>
              </table:table-cell>
              <table:table-cell office:value-type="float" office:value="4.910511971">
                <text:p>4.910511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-0.0242241314731707">
                <text:p>-0.0242241314731707</text:p>
              </table:table-cell>
              <table:table-cell office:value-type="float" office:value="4.93906133479024">
                <text:p>4.93906133479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-0.0249722020886076">
                <text:p>-0.0249722020886076</text:p>
              </table:table-cell>
              <table:table-cell office:value-type="float" office:value="5.83353461462025">
                <text:p>5.83353461462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933630351760638">
                <text:p>0.933630351760638</text:p>
              </table:table-cell>
              <table:table-cell office:value-type="float" office:value="5.82705865021809">
                <text:p>5.827058650218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-0.703445250168421">
                <text:p>-0.703445250168421</text:p>
              </table:table-cell>
              <table:table-cell office:value-type="float" office:value="4.0935767121579">
                <text:p>4.09357671215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-0.035269547">
                <text:p>-0.035269547</text:p>
              </table:table-cell>
              <table:table-cell office:value-type="float" office:value="6.58059454">
                <text:p>6.58059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-0.0134353089724771">
                <text:p>-0.0134353089724771</text:p>
              </table:table-cell>
              <table:table-cell office:value-type="float" office:value="3.52727899647706">
                <text:p>3.527278996477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712457046644068">
                <text:p>0.712457046644068</text:p>
              </table:table-cell>
              <table:table-cell office:value-type="float" office:value="5.26840217211864">
                <text:p>5.268402172118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.954618096">
                <text:p>1.954618096</text:p>
              </table:table-cell>
              <table:table-cell office:value-type="float" office:value="7.063083172">
                <text:p>7.0630831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  <table:table-cell office:value-type="float" office:value="-0.62161213422449">
                <text:p>-0.62161213422449</text:p>
              </table:table-cell>
              <table:table-cell office:value-type="float" office:value="4.22843707841837">
                <text:p>4.228437078418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  <table:table-cell office:value-type="float" office:value="-0.0245454471666667">
                <text:p>-0.0245454471666667</text:p>
              </table:table-cell>
              <table:table-cell office:value-type="float" office:value="4.3379695415">
                <text:p>4.33796954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262cm" svg:y="0.316cm" chart:style-name="ch2">
          <text:p>z std isaac dark </text:p>
        </chart:title>
        <chart:plot-area chart:style-name="ch3" table:cell-range-address="Sheet1.B46:Sheet1.B64 Sheet1.E46:Sheet1.E64" svg:x="1.33cm" svg:y="1.275cm" svg:width="14.349cm" svg:height="6.57cm">
          <chart:coordinate-region svg:x="2.057cm" svg:y="1.475cm" svg:width="13.382cm" svg:height="5.723cm"/>
          <chart:axis chart:dimension="x" chart:name="primary-x" chart:style-name="ch4">
            <chart:title svg:x="7.587cm" svg:y="8.025cm" chart:style-name="ch5">
              <text:p>distance [m]</text:p>
            </chart:title>
          </chart:axis>
          <chart:axis chart:dimension="y" chart:name="primary-y" chart:style-name="ch6">
            <chart:title svg:x="0.451cm" svg:y="4.829cm" chart:style-name="ch7">
              <text:p>std</text:p>
            </chart:title>
            <chart:grid chart:style-name="ch8" chart:class="major"/>
          </chart:axis>
          <chart:series chart:style-name="ch9" chart:values-cell-range-address="Sheet1.E46:Sheet1.E64" chart:class="chart:scatter">
            <chart:domain table:cell-range-address="Sheet1.B46:Sheet1.B6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46:Sheet1.B64</svg:desc>
                </draw:g>
              </table:table-cell>
              <table:table-cell office:value-type="float" office:value="0.0293417874288928">
                <text:p>0.0293417874288928</text:p>
                <draw:g>
                  <svg:desc>Sheet1.E46:Sheet1.E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.45214913075212E-016">
                <text:p>4.45214913075212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59518050635601">
                <text:p>0.159518050635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834557282719984">
                <text:p>0.08345572827199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562048446729051">
                <text:p>0.05620484467290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382915024732121">
                <text:p>0.3829150247321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8.9048838047952E-016">
                <text:p>8.9048838047952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299813969786679">
                <text:p>0.299813969786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.78081445453801E-015">
                <text:p>1.78081445453801E-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615459777952361">
                <text:p>0.6154597779523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535876596257699">
                <text:p>0.5358765962576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511145389167658">
                <text:p>0.5111453891676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543425841293679">
                <text:p>0.5434258412936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763989257830438">
                <text:p>0.763989257830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994529658844957">
                <text:p>0.9945296588449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73509972215686">
                <text:p>0.735099722156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68175917885249">
                <text:p>0.681759178852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328cm" svg:y="0.316cm" chart:style-name="ch2">
          <text:p>x std isaac dark</text:p>
        </chart:title>
        <chart:plot-area chart:style-name="ch3" table:cell-range-address="Sheet1.B46:Sheet1.B64 Sheet1.E2:Sheet1.E20" svg:x="1.33cm" svg:y="1.275cm" svg:width="14.349cm" svg:height="6.57cm">
          <chart:coordinate-region svg:x="2.242cm" svg:y="1.475cm" svg:width="13.197cm" svg:height="5.723cm"/>
          <chart:axis chart:dimension="x" chart:name="primary-x" chart:style-name="ch4">
            <chart:title svg:x="7.587cm" svg:y="8.025cm" chart:style-name="ch5">
              <text:p>distance [m]</text:p>
            </chart:title>
          </chart:axis>
          <chart:axis chart:dimension="y" chart:name="primary-y" chart:style-name="ch6">
            <chart:title svg:x="0.451cm" svg:y="4.829cm" chart:style-name="ch7">
              <text:p>std</text:p>
            </chart:title>
            <chart:grid chart:style-name="ch8" chart:class="major"/>
          </chart:axis>
          <chart:series chart:style-name="ch9" chart:values-cell-range-address="Sheet1.E2:Sheet1.E20" chart:class="chart:scatter">
            <chart:domain table:cell-range-address="Sheet1.B46:Sheet1.B6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46:Sheet1.B64</svg:desc>
                </draw:g>
              </table:table-cell>
              <table:table-cell office:value-type="float" office:value="0.000243191523397543">
                <text:p>0.000243191523397543</text:p>
                <draw:g>
                  <svg:desc>Sheet1.E2:Sheet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0739762702307574">
                <text:p>0.0007397627023075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208727453936114">
                <text:p>0.0208727453936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147597303096359">
                <text:p>0.01475973030963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0214355033647141">
                <text:p>0.00214355033647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.73923511812406E-018">
                <text:p>1.73923511812406E-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585385608963709">
                <text:p>0.0585385608963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00244307737410459">
                <text:p>0.002443077374104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00189129720782069">
                <text:p>0.001891297207820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823659175465273">
                <text:p>0.0823659175465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930174928496243">
                <text:p>0.09301749284962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6.95732393345685E-018">
                <text:p>6.95732393345685E-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0340573828106444">
                <text:p>0.00340573828106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135252844925111">
                <text:p>0.135252844925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.24394348720086E-016">
                <text:p>2.24394348720086E-0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107660324291943">
                <text:p>0.1076603242919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0035363972370145">
                <text:p>0.00353639723701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E46:Sheet1.E64" chart:error-lower-range="Sheet1.E46:Sheet1.E64">
        <chart:symbol-image xlink:href="Pictures/2000000E000000DF000000DF30697A88469D9B9A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E46:Sheet1.E64" chart:error-lower-range="Sheet1.E46:Sheet1.E64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46:Sheet1.E64" chart:error-lower-range="Sheet1.E46:Sheet1.E64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bow-ti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241cm" svg:y="0.316cm" chart:style-name="ch2">
          <text:p>error Z</text:p>
        </chart:title>
        <chart:plot-area chart:style-name="ch3" table:cell-range-address="Sheet1.B46:Sheet1.B64 Sheet1.K46:Sheet1.K64" svg:x="1.33cm" svg:y="1.275cm" svg:width="14.349cm" svg:height="6.57cm">
          <chart:coordinate-region svg:x="1.951cm" svg:y="1.474cm" svg:width="13.488cm" svg:height="5.724cm"/>
          <chart:axis chart:dimension="x" chart:name="primary-x" chart:style-name="ch4">
            <chart:title svg:x="7.587cm" svg:y="8.025cm" chart:style-name="ch5">
              <text:p>distance [m]</text:p>
            </chart:title>
          </chart:axis>
          <chart:axis chart:dimension="y" chart:name="primary-y" chart:style-name="ch6">
            <chart:title svg:x="0.451cm" svg:y="6.112cm" chart:style-name="ch7">
              <text:p>percent relative error</text:p>
            </chart:title>
            <chart:grid chart:style-name="ch8" chart:class="major"/>
          </chart:axis>
          <chart:series chart:style-name="ch9" chart:values-cell-range-address="Sheet1.K46:Sheet1.K64" chart:class="chart:scatter">
            <chart:domain table:cell-range-address="Sheet1.B46:Sheet1.B64"/>
            <chart:error-indicator chart:style-name="ch10" chart:dimension="y"/>
            <chart:data-point chart:repeated="5"/>
            <chart:data-point chart:style-name="ch11"/>
            <chart:data-point chart:repeated="6"/>
            <chart:data-point chart:style-name="ch11"/>
            <chart:data-point/>
            <chart:data-point chart:style-name="ch11" chart:repeated="2"/>
            <chart:data-point/>
            <chart:data-point chart:style-name="ch11"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K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46:Sheet1.B64</svg:desc>
                </draw:g>
              </table:table-cell>
              <table:table-cell office:value-type="float" office:value="5.63371680998464">
                <text:p>5.63371680998464</text:p>
                <draw:g>
                  <svg:desc>Sheet1.K46:Sheet1.K64</svg:desc>
                </draw:g>
              </table:table-cell>
              <table:table-cell office:value-type="float" office:value="0.0293417874288928">
                <text:p>0.0293417874288928</text:p>
                <draw:g>
                  <svg:desc>Sheet1.E46:Sheet1.E64</svg:desc>
                </draw:g>
              </table:table-cell>
              <table:table-cell office:value-type="float" office:value="0.0293417874288928">
                <text:p>0.0293417874288928</text:p>
                <draw:g>
                  <svg:desc>Sheet1.E46:Sheet1.E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2.850414">
                <text:p>12.850414</text:p>
              </table:table-cell>
              <table:table-cell office:value-type="float" office:value="4.45214913075212E-016">
                <text:p>4.45214913075212E-016</text:p>
              </table:table-cell>
              <table:table-cell office:value-type="float" office:value="4.45214913075212E-016">
                <text:p>4.45214913075212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.50961124512822">
                <text:p>6.50961124512822</text:p>
              </table:table-cell>
              <table:table-cell office:value-type="float" office:value="0.159518050635601">
                <text:p>0.159518050635601</text:p>
              </table:table-cell>
              <table:table-cell office:value-type="float" office:value="0.159518050635601">
                <text:p>0.159518050635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.0997094319712">
                <text:p>14.0997094319712</text:p>
              </table:table-cell>
              <table:table-cell office:value-type="float" office:value="0.0834557282719984">
                <text:p>0.0834557282719984</text:p>
              </table:table-cell>
              <table:table-cell office:value-type="float" office:value="0.0834557282719984">
                <text:p>0.08345572827199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.0850418744898">
                <text:p>13.0850418744898</text:p>
              </table:table-cell>
              <table:table-cell office:value-type="float" office:value="0.0562048446729051">
                <text:p>0.0562048446729051</text:p>
              </table:table-cell>
              <table:table-cell office:value-type="float" office:value="0.0562048446729051">
                <text:p>0.05620484467290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20.4556653657233">
                <text:p>20.4556653657233</text:p>
              </table:table-cell>
              <table:table-cell office:value-type="float" office:value="0.382915024732121">
                <text:p>0.382915024732121</text:p>
              </table:table-cell>
              <table:table-cell office:value-type="float" office:value="0.382915024732121">
                <text:p>0.3829150247321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.78976058000002">
                <text:p>1.78976058000002</text:p>
              </table:table-cell>
              <table:table-cell office:value-type="float" office:value="8.9048838047952E-016">
                <text:p>8.9048838047952E-016</text:p>
              </table:table-cell>
              <table:table-cell office:value-type="float" office:value="8.9048838047952E-016">
                <text:p>8.9048838047952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.92165036892309">
                <text:p>5.92165036892309</text:p>
              </table:table-cell>
              <table:table-cell office:value-type="float" office:value="0.299813969786679">
                <text:p>0.299813969786679</text:p>
              </table:table-cell>
              <table:table-cell office:value-type="float" office:value="0.299813969786679">
                <text:p>0.299813969786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.78976058000003">
                <text:p>1.78976058000003</text:p>
              </table:table-cell>
              <table:table-cell office:value-type="float" office:value="1.78081445453801E-015">
                <text:p>1.78081445453801E-015</text:p>
              </table:table-cell>
              <table:table-cell office:value-type="float" office:value="1.78081445453801E-015">
                <text:p>1.78081445453801E-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10.1988848219956">
                <text:p>10.1988848219956</text:p>
              </table:table-cell>
              <table:table-cell office:value-type="float" office:value="0.615459777952361">
                <text:p>0.615459777952361</text:p>
              </table:table-cell>
              <table:table-cell office:value-type="float" office:value="0.615459777952361">
                <text:p>0.6154597779523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2.77442308966248">
                <text:p>2.77442308966248</text:p>
              </table:table-cell>
              <table:table-cell office:value-type="float" office:value="0.535876596257699">
                <text:p>0.535876596257699</text:p>
              </table:table-cell>
              <table:table-cell office:value-type="float" office:value="0.535876596257699">
                <text:p>0.5358765962576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2.88235582969859">
                <text:p>2.88235582969859</text:p>
              </table:table-cell>
              <table:table-cell office:value-type="float" office:value="0.511145389167658">
                <text:p>0.511145389167658</text:p>
              </table:table-cell>
              <table:table-cell office:value-type="float" office:value="0.511145389167658">
                <text:p>0.5111453891676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31.7737214640351">
                <text:p>31.7737214640351</text:p>
              </table:table-cell>
              <table:table-cell office:value-type="float" office:value="0.543425841293679">
                <text:p>0.543425841293679</text:p>
              </table:table-cell>
              <table:table-cell office:value-type="float" office:value="0.543425841293679">
                <text:p>0.5434258412936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1.239916">
                <text:p>1.2399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49.6103000503277">
                <text:p>49.6103000503277</text:p>
              </table:table-cell>
              <table:table-cell office:value-type="float" office:value="0.763989257830438">
                <text:p>0.763989257830438</text:p>
              </table:table-cell>
              <table:table-cell office:value-type="float" office:value="0.763989257830438">
                <text:p>0.763989257830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24.7371118268765">
                <text:p>24.7371118268765</text:p>
              </table:table-cell>
              <table:table-cell office:value-type="float" office:value="0.994529658844957">
                <text:p>0.994529658844957</text:p>
              </table:table-cell>
              <table:table-cell office:value-type="float" office:value="0.994529658844957">
                <text:p>0.9945296588449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901188171428569">
                <text:p>0.901188171428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39.5937560225947">
                <text:p>39.5937560225947</text:p>
              </table:table-cell>
              <table:table-cell office:value-type="float" office:value="0.73509972215686">
                <text:p>0.73509972215686</text:p>
              </table:table-cell>
              <table:table-cell office:value-type="float" office:value="0.73509972215686">
                <text:p>0.735099722156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38.02900655">
                <text:p>38.02900655</text:p>
              </table:table-cell>
              <table:table-cell office:value-type="float" office:value="0.68175917885249">
                <text:p>0.68175917885249</text:p>
              </table:table-cell>
              <table:table-cell office:value-type="float" office:value="0.68175917885249">
                <text:p>0.681759178852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Q2:Sheet1.Q11" chart:error-lower-range="Sheet1.Q2:Sheet1.Q11">
        <chart:symbol-image xlink:href="Pictures/2000000E000000DF000000DF30697A88469D9B9A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Q2:Sheet1.Q11" chart:error-lower-range="Sheet1.Q2:Sheet1.Q11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Q2:Sheet1.Q11" chart:error-lower-range="Sheet1.Q2:Sheet1.Q11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228cm" svg:y="0.316cm" chart:style-name="ch2">
          <text:p>error X</text:p>
        </chart:title>
        <chart:plot-area chart:style-name="ch3" table:cell-range-address="Sheet1.M2:Sheet1.M11 Sheet1.W2:Sheet1.W11" svg:x="1.33cm" svg:y="1.275cm" svg:width="14.349cm" svg:height="6.569cm">
          <chart:coordinate-region svg:x="2.137cm" svg:y="1.474cm" svg:width="13.302cm" svg:height="5.723cm"/>
          <chart:axis chart:dimension="x" chart:name="primary-x" chart:style-name="ch4">
            <chart:title svg:x="7.587cm" svg:y="8.024cm" chart:style-name="ch5">
              <text:p>distance [m]</text:p>
            </chart:title>
          </chart:axis>
          <chart:axis chart:dimension="y" chart:name="primary-y" chart:style-name="ch6">
            <chart:title svg:x="0.451cm" svg:y="6.111cm" chart:style-name="ch7">
              <text:p>percent relative error</text:p>
            </chart:title>
            <chart:grid chart:style-name="ch8" chart:class="major"/>
          </chart:axis>
          <chart:series chart:style-name="ch9" chart:values-cell-range-address="Sheet1.W2:Sheet1.W11" chart:class="chart:scatter">
            <chart:domain table:cell-range-address="Sheet1.M2:Sheet1.M11"/>
            <chart:error-indicator chart:style-name="ch10" chart:dimension="y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W</text:p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M2:Sheet1.M11</svg:desc>
                </draw:g>
              </table:table-cell>
              <table:table-cell office:value-type="float" office:value="15.3452035413462">
                <text:p>15.3452035413462</text:p>
                <draw:g>
                  <svg:desc>Sheet1.W2:Sheet1.W11</svg:desc>
                </draw:g>
              </table:table-cell>
              <table:table-cell office:value-type="float" office:value="0.0208727453936114">
                <text:p>0.0208727453936114</text:p>
                <draw:g>
                  <svg:desc>Sheet1.Q2:Sheet1.Q11</svg:desc>
                </draw:g>
              </table:table-cell>
              <table:table-cell office:value-type="float" office:value="0.0208727453936114">
                <text:p>0.0208727453936114</text:p>
                <draw:g>
                  <svg:desc>Sheet1.Q2:Sheet1.Q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1.1159941760204">
                <text:p>11.1159941760204</text:p>
              </table:table-cell>
              <table:table-cell office:value-type="float" office:value="0.0147597303096359">
                <text:p>0.0147597303096359</text:p>
              </table:table-cell>
              <table:table-cell office:value-type="float" office:value="0.0147597303096359">
                <text:p>0.0147597303096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9.07530696461539">
                <text:p>9.07530696461539</text:p>
              </table:table-cell>
              <table:table-cell office:value-type="float" office:value="0.0585385608963709">
                <text:p>0.0585385608963709</text:p>
              </table:table-cell>
              <table:table-cell office:value-type="float" office:value="0.0585385608963709">
                <text:p>0.05853856089637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320023300000005">
                <text:p>0.320023300000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.63696482393618">
                <text:p>6.63696482393618</text:p>
              </table:table-cell>
              <table:table-cell office:value-type="float" office:value="0.0823659175465273">
                <text:p>0.0823659175465273</text:p>
              </table:table-cell>
              <table:table-cell office:value-type="float" office:value="0.0823659175465273">
                <text:p>0.08236591754652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9.6554749831579">
                <text:p>29.6554749831579</text:p>
              </table:table-cell>
              <table:table-cell office:value-type="float" office:value="0.0930174928496243">
                <text:p>0.0930174928496243</text:p>
              </table:table-cell>
              <table:table-cell office:value-type="float" office:value="0.0930174928496243">
                <text:p>0.09301749284962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8.7542953355932">
                <text:p>28.7542953355932</text:p>
              </table:table-cell>
              <table:table-cell office:value-type="float" office:value="0.135252844925111">
                <text:p>0.135252844925111</text:p>
              </table:table-cell>
              <table:table-cell office:value-type="float" office:value="0.135252844925111">
                <text:p>0.135252844925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26909519999999">
                <text:p>2.26909519999999</text:p>
              </table:table-cell>
              <table:table-cell office:value-type="float" office:value="2.24394348720086E-016">
                <text:p>2.24394348720086E-016</text:p>
              </table:table-cell>
              <table:table-cell office:value-type="float" office:value="2.24394348720086E-016">
                <text:p>2.24394348720086E-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37.838786577551">
                <text:p>37.838786577551</text:p>
              </table:table-cell>
              <table:table-cell office:value-type="float" office:value="0.107660324291943">
                <text:p>0.107660324291943</text:p>
              </table:table-cell>
              <table:table-cell office:value-type="float" office:value="0.107660324291943">
                <text:p>0.1076603242919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8.7727276416667">
                <text:p>98.7727276416667</text:p>
              </table:table-cell>
              <table:table-cell office:value-type="float" office:value="0.0035363972370145">
                <text:p>0.0035363972370145</text:p>
              </table:table-cell>
              <table:table-cell office:value-type="float" office:value="0.0035363972370145">
                <text:p>0.00353639723701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